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20dc"/>
    </style:style>
    <style:style style:name="P2" style:family="paragraph" style:parent-style-name="Standard">
      <style:text-properties officeooo:paragraph-rsid="000133a1"/>
    </style:style>
    <style:style style:name="P3" style:family="paragraph" style:parent-style-name="Standard">
      <style:text-properties officeooo:paragraph-rsid="0001c99b"/>
    </style:style>
    <style:style style:name="P4" style:family="paragraph" style:parent-style-name="Standard">
      <style:text-properties officeooo:paragraph-rsid="000227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include&lt;stdio.h&gt;<text:line-break/>#include&lt;unistd.h&gt;<text:line-break/>#include&lt;stdlib.h&gt;<text:line-break/>#include&lt;time.h&gt;<text:line-break/>#include&lt;pthread.h&gt;<text:line-break/>#include&lt;semaphore.h&gt;<text:line-break/>#define MAX_CUSTOMERS 25<text:line-break/>void *customer(void *num);<text:line-break/>void *barber(void *);<text:line-break/>void randwait(int secs);<text:line-break/>sem_t waitingRoom;<text:line-break/>sem_t barberChair;<text:line-break/>sem_t barberPillow;<text:line-break/>sem_t seatBelt;<text:line-break/>int allDone = 0;<text:line-break/>int main(int argc, char *argv[]) {<text:line-break/> <text:s text:c="3"/>pthread_t btid;<text:line-break/> <text:s text:c="3"/>pthread_t tid[MAX_CUSTOMERS];<text:line-break/> <text:s text:c="3"/>long RandSeed;<text:line-break/> <text:s text:c="3"/>int i, numCustomers, numChairs;<text:line-break/> <text:s text:c="3"/>int Number[MAX_CUSTOMERS];<text:line-break/> <text:s text:c="3"/>printf("Enter the number of Custmors : "); <text:line-break/> <text:s text:c="3"/>scanf("%d",&amp;numCustomers) ;<text:line-break/> <text:s text:c="3"/>printf("Enter the number of Charis : "); <text:line-break/> <text:s text:c="3"/>scanf("%d",&amp;numChairs);<text:line-break/> <text:s text:c="3"/>if (numCustomers &gt;MAX_CUSTOMERS) {<text:line-break/> <text:s text:c="7"/>printf("The maximum number of Customers is %d.\n", MAX_CUSTOMERS);<text:line-break/> <text:s text:c="7"/>exit(-1);<text:line-break/> <text:s text:c="3"/>}<text:line-break/> <text:s text:c="3"/>for (i=0; i&lt;MAX_CUSTOMERS; i++) {<text:line-break/> <text:s text:c="7"/>Number[i] = i;<text:line-break/> <text:s text:c="3"/>}<text:line-break/> <text:s text:c="3"/>sem_init(&amp;waitingRoom, 0, numChairs);<text:line-break/> <text:s text:c="3"/>sem_init(&amp;barberChair, 0, 1);<text:line-break/> <text:s text:c="3"/>sem_init(&amp;barberPillow, 0, 0);<text:line-break/> <text:s text:c="3"/>sem_init(&amp;seatBelt, 0, 0);<text:line-break/> <text:s text:c="3"/>pthread_create(&amp;btid, NULL, barber, NULL);<text:line-break/> <text:s text:c="3"/>for (i=0; i&lt;numCustomers; i++) {<text:line-break/> <text:s text:c="7"/>pthread_create(&amp;tid[i], NULL, customer, (void *)&amp;Number[i]);<text:line-break/> <text:s text:c="7"/>sleep(1);<text:line-break/> <text:s text:c="3"/>}<text:line-break/> <text:s text:c="3"/>for (i=0; i&lt;numCustomers; i++) {<text:line-break/> <text:s text:c="7"/>pthread_join(tid[i],NULL);<text:line-break/> <text:s text:c="7"/>sleep(1);<text:line-break/> <text:s text:c="3"/>}<text:line-break/> <text:s text:c="3"/>allDone = 1;<text:line-break/> <text:s text:c="3"/>sem_post(&amp;barberPillow); <text:line-break/> <text:s text:c="3"/>pthread_join(btid,NULL);<text:line-break/>}<text:line-break/><text:soft-page-break/>void *customer(void *number) {<text:line-break/> <text:s text:c="3"/>int num = *(int *)number;<text:line-break/> <text:s text:c="3"/>printf("Customer %d leaving for barber shop.\n", num);<text:line-break/> <text:s text:c="3"/>randwait(2);<text:line-break/> <text:s text:c="3"/>printf("Customer %d arrived at barber shop.\n", num);<text:line-break/> <text:s text:c="3"/>sem_wait(&amp;waitingRoom);<text:line-break/> <text:s text:c="3"/>printf("Customer %d entering waiting room.\n", num);<text:line-break/> <text:s text:c="3"/>sem_wait(&amp;barberChair);<text:line-break/> <text:s text:c="3"/>sem_post(&amp;waitingRoom);<text:line-break/> <text:s text:c="3"/>printf("Customer %d waking the barber.\n", num);<text:line-break/> <text:s text:c="3"/>sem_post(&amp;barberPillow);<text:line-break/> <text:s text:c="3"/>sem_wait(&amp;seatBelt);<text:line-break/> <text:s text:c="3"/>sem_post(&amp;barberChair);<text:line-break/> <text:s text:c="3"/>printf("Customer %d leaving barber shop.\n", num);<text:line-break/>}<text:line-break/><text:line-break/>void *barber(void *junk) {<text:line-break/> <text:s text:c="3"/>while (!allDone) {<text:line-break/> <text:s text:c="7"/>printf("The barber is sleeping\n");<text:line-break/> <text:s text:c="7"/>sem_wait(&amp;barberPillow);<text:line-break/> <text:s text:c="7"/>if (!allDone) {<text:line-break/> <text:s text:c="11"/>printf("The barber is cutting hair\n");<text:line-break/> <text:s text:c="11"/>randwait(2);<text:line-break/> <text:s text:c="11"/>printf("The barber has finished cutting hair.\n");<text:line-break/> <text:s text:c="11"/>sem_post(&amp;seatBelt);<text:line-break/> <text:s text:c="11"/><text:line-break/> <text:s text:c="7"/>}<text:line-break/> <text:s text:c="7"/>else {<text:line-break/> <text:s text:c="11"/>printf("The barber is going home for the day.\n");<text:line-break/> <text:s text:c="7"/>}<text:line-break/> <text:s text:c="3"/>}<text:line-break/>}<text:line-break/><text:line-break/>void randwait(int secs) {<text:line-break/> <text:s text:c="3"/>int len;<text:line-break/> <text:s text:c="3"/>len = (int) ((1 * secs) + 1);<text:line-break/> <text:s text:c="3"/>sleep(len);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4:31:07.557000000</meta:creation-date>
    <dc:date>2022-07-12T15:07:00.702000000</dc:date>
    <meta:editing-duration>PT35M51S</meta:editing-duration>
    <meta:editing-cycles>5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1" meta:word-count="237" meta:character-count="2395" meta:non-whitespace-character-count="1805"/>
  </office:meta>
</office:document-meta>
</file>